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you are done reading and commenting on their work, take the draft home (or</text:p>
      <text:p text:style-name="P1">make a copy of it) and write up a brief critique of their work so far. For the first review,</text:p>
      <text:p text:style-name="P1">this should be about 1.5 – 3 pages double-spaced; for the second, it should be 2 – 5.</text:p>
      <text:p text:style-name="P1">The critique should contain:</text:p>
      <text:p text:style-name="P1">• A very brief (one paragraph) summary of their topic and their core discussion</text:p>
      <text:p text:style-name="P1">• A subheading for each of their major arguments or aspects of their analysis which</text:p>
      <text:p text:style-name="P1"><text:s text:c="2"/>critically analyzes the strengths and weaknesses of their argument.</text:p>
      <text:p text:style-name="P1">• A brief “citation-check” section at the end where you manually look up at least 3 of</text:p>
      <text:p text:style-name="P1"><text:s text:c="2"/>their sources and write 2-3 sentences addressing whether or not they provide the data</text:p>
      <text:p text:style-name="P1"><text:s text:c="2"/>indicated and are referenced appropriately</text:p>
      <text:p text:style-name="P1"/>
      <text:p text:style-name="P2">Summary of Topic:</text:p>
      <text:p text:style-name="P1"><text:tab/>Firesheep is a plugin that automates sidejacking of unencrypted HTTP sessions. <text:s/>Although the plugin can be used unethically, Firesheep and it's creator, Eric Butler, acted ethically by creating and distributing the plugin.</text:p>
      <text:p text:style-name="P2">Major Arguments:</text:p>
      <text:p text:style-name="P1"><text:tab/>The first major argument is that Butler “accomplished his duties to the public.” <text:s/>There were two primary justifications for this. <text:s text:c="2"/>The first was that Butler disclosed risks to users and the community, a la SE Code 1.04. <text:s/>Butler, through his blog, documentation and download page discusses in detail the ramifications of Firesheep and how it can be abused. <text:s/></text:p>
      <text:p text:style-name="P1"><text:tab/>The second argument is based around Butler's intentions and the public good. <text:s/>Butler's intention in releasing firesheep was to raise awareness about insecurity related to unencrypted HTTP sessions. <text:s/>His professional experience and technical knowledge have allowed him to <text:soft-page-break/>inform the public about the dangers they face thanks to firesheep. <text:s/>Butler also released the source code for firesheep, allowing others to analyze and protect against attack. <text:s/>Butler also provides advice for defending against his software. <text:s/>By providing all of this information, Butler is acting in the interest of the public goo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k Gius</meta:initial-creator>
    <meta:creation-date>2011-02-07T13:08:52</meta:creation-date>
    <meta:document-statistic meta:table-count="0" meta:image-count="0" meta:object-count="0" meta:page-count="2" meta:paragraph-count="15" meta:word-count="318" meta:character-count="1960"/>
    <dc:date>2011-02-07T13:51:20</dc:date>
    <dc:creator>Mark Gius</dc:creator>
    <meta:editing-duration>PT00H01M06S</meta:editing-duration>
    <meta:editing-cycles>1</meta:editing-cycles>
    <meta:generator>OpenOffice.org/3.1$Linux OpenOffice.org_project/310m19$Build-9420</meta:generator>
  </office:meta>
</office:document-meta>
</file>